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Line_20_Style_20_9" svg:stroke-width="0.102cm" svg:stroke-color="#0f87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02cm" svg:stroke-color="#000000" draw:marker-start-width="0.352cm" draw:marker-end-width="0.352cm" draw:fill="solid" draw:fill-color="#e7c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c0c0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102cm" draw:marker-start-width="0.352cm" draw:marker-end="Arrow_20_concave" draw:marker-end-width="0.508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ffffc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bfffd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bfffd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31cm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0ffd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>
      <style:graphic-properties svg:stroke-width="0.102cm" draw:marker-start-width="0.352cm" draw:marker-end="Arrow_20_concave" draw:marker-end-width="0.457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0pt" style:font-size-asian="30pt" style:font-size-complex="30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6.284cm" svg:height="4.893cm" svg:x="0.319cm" svg:y="4.989cm">
          <text:p/>
        </draw:rect>
        <draw:circle draw:style-name="gr2" draw:text-style-name="P2" draw:layer="layout" svg:width="1.353cm" svg:height="1.353cm" svg:x="27.339cm" svg:y="2.313cm">
          <text:p text:style-name="P1"><text:span text:style-name="T1">+</text:span></text:p>
        </draw:circle>
        <draw:rect draw:style-name="gr3" draw:text-style-name="P3" draw:layer="layout" svg:width="2.596cm" svg:height="1.567cm" svg:x="26.839cm" svg:y="7.47cm">
          <text:p text:style-name="P1"><text:span text:style-name="T2">Rules</text:span></text:p>
        </draw:rect>
        <draw:line draw:style-name="gr4" draw:text-style-name="P1" draw:layer="layout" svg:x1="6.827cm" svg:y1="8.297cm" svg:x2="8.572cm" svg:y2="8.297cm">
          <text:p/>
        </draw:line>
        <draw:rect draw:style-name="gr5" draw:text-style-name="P3" draw:layer="layout" svg:width="4.226cm" svg:height="2.277cm" svg:x="8.672cm" svg:y="7.132cm">
          <text:p text:style-name="P3"><text:span text:style-name="T2">Translator</text:span></text:p>
          <text:p text:style-name="P3"><text:span text:style-name="T2">(Sec. 4)</text:span></text:p>
        </draw:rect>
        <draw:rect draw:style-name="gr6" draw:text-style-name="P3" draw:layer="layout" svg:width="6.401cm" svg:height="2.235cm" svg:x="18.829cm" svg:y="1.852cm">
          <text:p text:style-name="P3"><text:span text:style-name="T2">Configuration </text:span></text:p>
          <text:p text:style-name="P3"><text:span text:style-name="T2">files to verify</text:span></text:p>
        </draw:rect>
        <draw:g>
          <draw:custom-shape draw:style-name="gr7" draw:text-style-name="P1" draw:layer="layout" svg:width="5.32cm" svg:height="2.058cm" draw:transform="rotate (3.1415926535892) translate (6.075cm 8.683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5.411cm" svg:height="2.057cm" draw:transform="rotate (3.1415926535892) translate (6.355cm 9.063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7" draw:text-style-name="P1" draw:layer="layout" svg:width="5.537cm" svg:height="2.058cm" draw:transform="rotate (3.1415926535892) translate (6.798cm 9.377cm)">
            <text:p/>
  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8" draw:text-style-name="P4" draw:layer="layout" svg:width="5.732cm" svg:height="1.825cm" svg:x="1.261cm" svg:y="7.684cm">
            <draw:text-box>
              <text:p text:style-name="P4"><text:span text:style-name="T3">A training set of config files</text:span></text:p>
            </draw:text-box>
          </draw:frame>
        </draw:g>
        <draw:line draw:style-name="gr4" draw:text-style-name="P1" draw:layer="layout" svg:x1="13.095cm" svg:y1="8.257cm" svg:x2="14.434cm" svg:y2="8.257cm">
          <text:p/>
        </draw:line>
        <draw:custom-shape draw:style-name="gr9" draw:text-style-name="P1" draw:layer="layout" svg:width="4.386cm" svg:height="2.324cm" draw:transform="rotate (3.1415926535892) translate (18.851cm 8.77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386cm" svg:height="2.324cm" draw:transform="rotate (3.1415926535892) translate (19.18cm 9.201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draw:layer="layout" svg:width="4.758cm" svg:height="2.324cm" draw:transform="rotate (3.1415926535892) translate (19.852cm 9.555cm)">
          <text:p/>
          <draw:enhanced-geometry svg:viewBox="0 0 21600 21600" draw:glue-points="10800 0 0 10800 10800 21600 21600 10800" draw:text-areas="0 0 21600 ?f11" draw:type="paper" draw:modifiers="16548.148148148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4" draw:layer="layout" svg:width="5.083cm" svg:height="1.825cm" svg:x="14.994cm" svg:y="7.737cm">
          <draw:text-box>
            <text:p text:style-name="P4"><text:span text:style-name="T3">Intermediate representation</text:span></text:p>
          </draw:text-box>
        </draw:frame>
        <draw:line draw:style-name="gr4" draw:text-style-name="P1" draw:layer="layout" svg:x1="19.97cm" svg:y1="8.257cm" svg:x2="21.373cm" svg:y2="8.257cm">
          <text:p/>
        </draw:line>
        <draw:rect draw:style-name="gr5" draw:text-style-name="P3" draw:layer="layout" svg:width="3.416cm" svg:height="2.277cm" svg:x="21.49cm" svg:y="7.133cm">
          <text:p text:style-name="P3"><text:span text:style-name="T2">Learner</text:span></text:p>
          <text:p text:style-name="P3"><text:span text:style-name="T2">(Sec. 5)</text:span></text:p>
        </draw:rect>
        <draw:line draw:style-name="gr4" draw:text-style-name="P1" draw:layer="layout" svg:x1="33.423cm" svg:y1="6.978cm" svg:x2="33.423cm" svg:y2="4.145cm">
          <text:p/>
        </draw:line>
        <draw:rect draw:style-name="gr5" draw:text-style-name="P3" draw:layer="layout" svg:width="5.317cm" svg:height="2.09cm" svg:x="30.96cm" svg:y="7.278cm">
          <text:p text:style-name="P3"><text:span text:style-name="T2">Post Analysis</text:span></text:p>
          <text:p text:style-name="P3"><text:span text:style-name="T2">(Sec. 6)</text:span></text:p>
        </draw:rect>
        <draw:rect draw:style-name="gr3" draw:text-style-name="P3" draw:layer="layout" svg:width="5.694cm" svg:height="1.567cm" svg:x="30.788cm" svg:y="2.24cm">
          <text:p text:style-name="P3"><text:span text:style-name="T2">Refined Rules</text:span></text:p>
        </draw:rect>
        <draw:line draw:style-name="gr4" draw:text-style-name="P1" draw:layer="layout" svg:x1="30.572cm" svg:y1="3.033cm" svg:x2="28.92cm" svg:y2="3.033cm">
          <text:p/>
        </draw:line>
        <draw:line draw:style-name="gr4" draw:text-style-name="P1" draw:layer="layout" svg:x1="25.374cm" svg:y1="3.033cm" svg:x2="27.24cm" svg:y2="3.033cm">
          <text:p/>
        </draw:line>
        <draw:frame draw:style-name="gr10" draw:text-style-name="P5" draw:layer="layout" svg:width="4.026cm" svg:height="1.432cm" svg:x="21.895cm" svg:y="0.03cm">
          <draw:text-box>
            <text:p><text:span text:style-name="T1">User</text:span></text:p>
          </draw:text-box>
        </draw:frame>
        <draw:path draw:style-name="gr11" draw:text-style-name="P1" draw:layer="layout" svg:width="3.37cm" svg:height="1.335cm" svg:x="24.628cm" svg:y="0.8cm" svg:viewBox="0 0 3371 1336" svg:d="m3356 1336c274-1598-3356-1317-3356-1317">
          <text:p/>
        </draw:path>
        <draw:line draw:style-name="gr4" draw:text-style-name="P1" draw:layer="layout" svg:x1="25.045cm" svg:y1="8.257cm" svg:x2="26.697cm" svg:y2="8.257cm">
          <text:p/>
        </draw:line>
        <draw:line draw:style-name="gr4" draw:text-style-name="P1" draw:layer="layout" svg:x1="29.545cm" svg:y1="8.257cm" svg:x2="30.948cm" svg:y2="8.257cm">
          <text:p/>
        </draw:line>
        <draw:frame draw:style-name="gr10" draw:text-style-name="P6" draw:layer="layout" svg:width="23.826cm" svg:height="1.352cm" svg:x="7.714cm" svg:y="4.989cm">
          <draw:text-box>
            <text:p><text:span text:style-name="T4">Offline modules for inferring specifications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81cm" fo:page-height="10.33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2.604cm" svg:x="1cm" svg:y="4.618cm"/>
      <draw:page-thumbnail draw:layer="backgroundobjects" svg:width="9.294cm" svg:height="2.604cm" svg:x="1cm" svg:y="12.666cm"/>
      <draw:page-thumbnail draw:layer="backgroundobjects" svg:width="9.294cm" svg:height="2.604cm" svg:x="1cm" svg:y="20.714cm"/>
      <draw:page-thumbnail draw:layer="backgroundobjects" svg:width="9.294cm" svg:height="2.604cm" svg:x="11.295cm" svg:y="4.618cm"/>
      <draw:page-thumbnail draw:layer="backgroundobjects" svg:width="9.294cm" svg:height="2.604cm" svg:x="11.295cm" svg:y="12.666cm"/>
      <draw:page-thumbnail draw:layer="backgroundobjects" svg:width="9.294cm" svg:height="2.604cm" svg:x="11.295cm" svg:y="20.71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nnan Zhai</meta:initial-creator>
    <meta:creation-date>2016-01-05T10:03:58</meta:creation-date>
    <meta:editing-duration>PT3H35M50S</meta:editing-duration>
    <meta:editing-cycles>23</meta:editing-cycles>
    <dc:date>2017-01-23T23:10:02</dc:date>
    <dc:creator>Ennan Zhai</dc:creator>
    <meta:generator>OpenOffice/4.0.1$Unix OpenOffice.org_project/401m5$Build-9714</meta:generator>
    <meta:document-statistic meta:object-count="51"/>
  </office:meta>
</office:document-meta>
</file>